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Preformatted_20_Text" style:list-style-name="L4"/>
    <style:style style:name="P4" style:family="paragraph" style:parent-style-name="Preformatted_20_Text" style:list-style-name="L4">
      <style:paragraph-properties style:writing-mode="lr-tb"/>
    </style:style>
    <style:style style:name="P5" style:family="paragraph" style:parent-style-name="Preformatted_20_Text" style:list-style-name="L4">
      <style:paragraph-properties fo:margin-top="0cm" fo:margin-bottom="0.499cm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6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ource_20_Text">Model</text:span>은 Spring MVC에서 사용되는 인터페이스로, 컨트롤러와 뷰 사이에서 데이터를 전달하는 역할을 합니다. <text:span text:style-name="Source_20_Text">Model</text:span> 객체는 컨트롤러 메서드에서 생성된 데이터를 뷰 템플릿으로 전달하기 위해 사용됩니다.</text:p>
      <text:h text:style-name="Heading_20_3" text:outline-level="3"><text:span text:style-name="Source_20_Text">Model</text:span>의 주요 역할:</text:h>
      <text:list xml:id="list2699523947263386395" text:style-name="L1">
        <text:list-item>
          <text:p text:style-name="P6"><text:span text:style-name="Strong_20_Emphasis">데이터 전달</text:span>: 컨트롤러 메서드에서 처리된 데이터를 <text:span text:style-name="Source_20_Text">Model</text:span> 객체에 추가하면, 이 데이터는 뷰 템플릿에서 접근할 수 있게 됩니다. 예를 들어, 데이터베이스에서 조회한 데이터를 <text:span text:style-name="Source_20_Text">Model</text:span>에 담아 JSP, Thymeleaf, 또는 다른 템플릿 엔진을 사용한 뷰에서 이를 사용할 수 있습니다.</text:p>
        </text:list-item>
        <text:list-item>
          <text:p text:style-name="P6"><text:span text:style-name="Strong_20_Emphasis">뷰 렌더링에 필요한 데이터 제공</text:span>: <text:span text:style-name="Source_20_Text">Model</text:span>에 추가된 데이터는 뷰 렌더링 시 동적으로 삽입되어 클라이언트에게 전송됩니다. 예를 들어, <text:span text:style-name="Source_20_Text">model.addAttribute("data", result.get());</text:span>는 <text:span text:style-name="Source_20_Text">result.get()</text:span>의 값을 <text:span text:style-name="Source_20_Text">data</text:span>라는 이름으로 뷰에 전달하는 코드입니다. 이렇게 하면, 뷰 템플릿에서 <text:span text:style-name="Source_20_Text">${data}</text:span> 같은 방식으로 이 값을 참조할 수 있습니다.</text:p>
        </text:list-item>
      </text:list>
      <text:h text:style-name="Heading_20_3" text:outline-level="3">예시를 통한 설명:</text:h>
      <text:p text:style-name="Preformatted_20_Text">java</text:p>
      <text:p text:style-name="Preformatted_20_Text">코드 복사</text:p>
      <text:p text:style-name="P1"><text:span text:style-name="Source_20_Text">@GetMapping("/edit/{id}")</text:span></text:p>
      <text:p text:style-name="P1"><text:span text:style-name="Source_20_Text">String edit(@PathVariable Integer id, Model model){</text:span></text:p>
      <text:p text:style-name="P1"><text:span text:style-name="Source_20_Text"><text:s text:c="4"/>Optional&lt;Item&gt; result = itemRepository.findById(id);</text:span></text:p>
      <text:p text:style-name="P1"><text:span text:style-name="Source_20_Text"><text:s text:c="4"/>if(result.isPresent()){</text:span></text:p>
      <text:p text:style-name="P1"><text:span text:style-name="Source_20_Text"><text:s text:c="8"/>model.addAttribute("data", result.get());</text:span></text:p>
      <text:p text:style-name="P1"><text:span text:style-name="Source_20_Text"><text:s text:c="8"/>return "edit.html";</text:span></text:p>
      <text:p text:style-name="P1"><text:span text:style-name="Source_20_Text"><text:s text:c="4"/>}else{</text:span></text:p>
      <text:p text:style-name="P1"><text:span text:style-name="Source_20_Text"><text:s text:c="8"/>return "redirect:/list"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위 코드에서 <text:span text:style-name="Source_20_Text">Model</text:span> 객체는 다음과 같은 역할을 합니다:</text:p>
      <text:list xml:id="list2427651601259157837" text:style-name="L2">
        <text:list-item>
          <text:p text:style-name="P12"><text:span text:style-name="Strong_20_Emphasis">데이터 추가</text:span>: <text:span text:style-name="Source_20_Text">model.addAttribute("data", result.get());</text:span>는 조회된 <text:span text:style-name="Source_20_Text">Item</text:span> 객체를 <text:span text:style-name="Source_20_Text">data</text:span>라는 이름으로 <text:span text:style-name="Source_20_Text">Model</text:span>에 추가합니다.</text:p>
        </text:list-item>
        <text:list-item>
          <text:p text:style-name="P7"><text:span text:style-name="Strong_20_Emphasis">뷰로 데이터 전달</text:span>: 이 데이터는 이후 <text:span text:style-name="Source_20_Text">edit.html</text:span>이라는 뷰 템플릿에 전달됩니다. <text:span text:style-name="Source_20_Text">edit.html</text:span> 템플릿에서는 <text:span text:style-name="Source_20_Text">${data}</text:span>를 사용하여 이 데이터를 표시하거나 사용할 수 있습니다.</text:p>
        </text:list-item>
      </text:list>
      <text:p text:style-name="Text_20_body">즉, <text:span text:style-name="Source_20_Text">Model</text:span>은 컨트롤러가 생성하거나 조회한 데이터를 뷰에 전달하기 위한 일종의 컨테이너입니다. 뷰는 이 데이터를 사용하여 HTML을 동적으로 생성하고, 클라이언트에게 반환하게 됩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뷰 템플릿(View Template)은 HTML을 포함한 여러 형식의 출력 문서를 생성하기 위해 사용되는 템플릿 파일을 의미합니다. 이 템플릿은 동적인 웹 페이지를 생성하기 위해 고정된 레이아웃과 동적으로 삽입될 데이터를 포함합니다.</text:p>
      <text:h text:style-name="Heading_20_3" text:outline-level="3">HTML과 뷰 템플릿의 관계:</text:h>
      <text:list xml:id="list556089854879643796" text:style-name="L3">
        <text:list-item>
          <text:p text:style-name="P13"><text:span text:style-name="Strong_20_Emphasis">HTML</text:span>: 웹 페이지의 기본적인 구조를 정의하는 마크업 언어입니다. 정적인 페이지를 만들 때 주로 사용됩니다.</text:p>
        </text:list-item>
        <text:list-item>
          <text:p text:style-name="P8"><text:span text:style-name="Strong_20_Emphasis">뷰 템플릿</text:span>: 동적인 웹 페이지를 생성하기 위해 HTML 코드에 프로그래밍적 요소를 추가한 파일입니다. 템플릿 엔진을 통해 이 파일이 처리되고 최종적으로 HTML 문서로 변환되어 클라이언트에게 전달됩니다.</text:p>
        </text:list-item>
      </text:list>
      <text:h text:style-name="Heading_20_3" text:outline-level="3">예를 들어:</text:h>
      <text:list xml:id="list8163324069077796954" text:style-name="L4">
        <text:list-item>
          <text:p text:style-name="P9"><text:span text:style-name="Strong_20_Emphasis">순수 HTML</text:span>:</text:p>
          <text:p text:style-name="P3">html</text:p>
          <text:p text:style-name="P3">코드 복사</text:p>
          <text:p text:style-name="P4"><text:span text:style-name="Source_20_Text">&lt;h1&gt;Welcome to our website&lt;/h1&gt;</text:span></text:p>
          <text:p text:style-name="P5"><text:span text:style-name="Source_20_Text">&lt;p&gt;Today's date is: 2024-08-22&lt;/p&gt;</text:span></text:p>
          <text:list>
            <text:list-item>
              <text:p text:style-name="P14">이 코드는 정적 HTML입니다. 내용이 고정되어 있고, 동적으로 변경되지 않습니다.</text:p>
            </text:list-item>
          </text:list>
        </text:list-item>
        <text:list-item>
          <text:p text:style-name="P9"><text:span text:style-name="Strong_20_Emphasis">뷰 템플릿</text:span> (예: Thymeleaf, JSP):</text:p>
          <text:p text:style-name="P3">html</text:p>
          <text:p text:style-name="P3">코드 복사</text:p>
          <text:p text:style-name="P4"><text:span text:style-name="Source_20_Text">&lt;h1&gt;Welcome to our website&lt;/h1&gt;</text:span></text:p>
          <text:p text:style-name="P5"><text:span text:style-name="Source_20_Text">&lt;p&gt;Today's date is: ${currentDate}&lt;/p&gt;</text:span></text:p>
          <text:list>
            <text:list-item>
              <text:p text:style-name="P9">이 코드는 템플릿 엔진에서 사용될 수 있는 뷰 템플릿입니다. <text:span text:style-name="Source_20_Text">${currentDate}</text:span>는 서버 측에서 전달된 데이터를 동적으로 삽입하는 부분입니다.</text:p>
            </text:list-item>
          </text:list>
        </text:list-item>
      </text:list>
      <text:h text:style-name="Heading_20_3" text:outline-level="3">템플릿 엔진의 역할:</text:h>
      <text:list xml:id="list2549765660543786821" text:style-name="L5">
        <text:list-item>
          <text:p text:style-name="P15"><text:span text:style-name="Strong_20_Emphasis">템플릿 엔진</text:span>은 뷰 템플릿을 처리하여 최종 HTML 문서를 생성합니다. 예를 들어, Thymeleaf, JSP, Freemarker 같은 템플릿 엔진이 있습니다.</text:p>
          <text:list>
            <text:list-item>
              <text:p text:style-name="P15"><text:span text:style-name="Strong_20_Emphasis">Thymeleaf</text:span>: Spring Boot에서 자주 사용되는 템플릿 엔진 중 하나입니다. HTML을 기반으로 동적 웹 페이지를 생성할 수 있습니다.</text:p>
            </text:list-item>
            <text:list-item>
              <text:p text:style-name="P10"><text:span text:style-name="Strong_20_Emphasis">JSP (JavaServer Pages)</text:span>: Java 기반의 템플릿 엔진으로, HTML과 Java 코드를 섞어서 동적인 웹 페이지를 생성합니다.</text:p>
            </text:list-item>
          </text:list>
        </text:list-item>
      </text:list>
      <text:h text:style-name="Heading_20_3" text:outline-level="3">최종적으로:</text:h>
      <text:list xml:id="list3064381065044233433" text:style-name="L6">
        <text:list-item>
          <text:p text:style-name="P16"><text:span text:style-name="Strong_20_Emphasis">뷰 템플릿</text:span>은 HTML을 생성하는 "템플릿"이며, 이 템플릿은 데이터와 결합되어 최종적인 HTML 페이지로 변환됩니다.</text:p>
        </text:list-item>
        <text:list-item>
          <text:p text:style-name="P11">이 HTML 페이지가 최종적으로 클라이언트(예: 웹 브라우저)에게 전달되어 화면에 표시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2T11:59:56.15</meta:creation-date>
    <dc:date>2024-08-22T14:46:37.64</dc:date>
    <meta:editing-duration>PT2H6M2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45" meta:word-count="1131" meta:character-count="2172"/>
  </office:meta>
</office:document-meta>
</file>